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17_21-12-01_000.jpg</text:p>
          </table:table-cell>
          <table:table-cell table:style-name="ce27" office:value-type="string">
            <text:p>:m 食べた物 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18_01-53-55_000.jpg</text:p>
          </table:table-cell>
          <table:table-cell table:style-name="ce27" office:value-type="string">
            <text:p>:m :PHOTO 寝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18_07-09-50_000.jpg</text:p>
          </table:table-cell>
          <table:table-cell table:style-name="ce27" office:value-type="string">
            <text:p>:m :PHOTO 起きた時刻 / 2022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18_07-36-38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18_12-38-45_000.jpg</text:p>
          </table:table-cell>
          <table:table-cell table:style-name="ce36" office:value-type="string">
            <text:p>:m RES 1-2*2 / free# JVEMV6 68#_287:1 / 68. theoretical-physics(tp) / topics=統計力学,w=~,doc=r-7-A7~2.1#1-5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1-2*2 / free# JVEMV6 68#_287:1 / 68. theoretical-physics(tp) / topics=統計力学,w=~,doc=r-7-A7~2.1#1-5,s=~,i=~,other=calc+">
            <text:p>:m RES 1-2*2 / free# JVEMV6 68#_287:1 / 68. theoretical-physics(tp) / topics=統計力学,w=~,doc=r-7-A7~2.1#1-5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18_13-10-1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18_16-38-17_000.jpg</text:p>
          </table:table-cell>
          <table:table-cell table:style-name="ce27" office:value-type="string">
            <text:p>:m RES 1*4 / free# JVEMV6 68#_287:2 / 68. theoretical-physics(tp) / topics=統計力学,w=~,doc=r-7-A7~2.1#1-6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4 / free# JVEMV6 68#_287:2 / 68. theoretical-physics(tp) / topics=統計力学,w=~,doc=r-7-A7~2.1#1-6,s=~,i=~,other=">
            <text:p>:m RES 1*4 / free# JVEMV6 68#_287:2 / 68. theoretical-physics(tp) / topics=統計力学,w=~,doc=r-7-A7~2.1#1-6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18_16-38-35_000.jpg</text:p>
          </table:table-cell>
          <table:table-cell table:style-name="ce27" office:value-type="string">
            <text:p>:m RES 2*4 / free# JVEMV6 68#_287:2 / 68. theoretical-physics(tp) / topics=統計力学,w=~,doc=r-7-A7~2.1#2-2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4 / free# JVEMV6 68#_287:2 / 68. theoretical-physics(tp) / topics=統計力学,w=~,doc=r-7-A7~2.1#2-2,s=~,i=~,other=calc+;calc+">
            <text:p>:m RES 2*4 / free# JVEMV6 68#_287:2 / 68. theoretical-physics(tp) / topics=統計力学,w=~,doc=r-7-A7~2.1#2-2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18_16-38-54_000.jpg</text:p>
          </table:table-cell>
          <table:table-cell table:style-name="ce27" office:value-type="string">
            <text:p>:m RES 3*4 / free# JVEMV6 68#_287:2 / 68. theoretical-physics(tp) / topics=統計力学,w=~,doc=r-7-A7~2.1#2-4.2,s=~,i=~,other=calc+;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3*4 / free# JVEMV6 68#_287:2 / 68. theoretical-physics(tp) / topics=統計力学,w=~,doc=r-7-A7~2.1#2-4.2,s=~,i=~,other=calc+;calc+">
            <text:p>:m RES 3*4 / free# JVEMV6 68#_287:2 / 68. theoretical-physics(tp) / topics=統計力学,w=~,doc=r-7-A7~2.1#2-4.2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18_16-39-14_000.jpg</text:p>
          </table:table-cell>
          <table:table-cell table:style-name="ce36" office:value-type="string">
            <text:p>:m RES 4*4 / free# JVEMV6 68#_287:2 / 68. theoretical-physics(tp) / topics=統計力学,w=~,doc=r-7-A7~2.1#2-4.4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4*4 / free# JVEMV6 68#_287:2 / 68. theoretical-physics(tp) / topics=統計力学,w=~,doc=r-7-A7~2.1#2-4.4,s=~,i=~,other=~">
            <text:p>:m RES 4*4 / free# JVEMV6 68#_287:2 / 68. theoretical-physics(tp) / topics=統計力学,w=~,doc=r-7-A7~2.1#2-4.4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18_18-07-16_000.mp4</text:p>
          </table:table-cell>
          <table:table-cell table:style-name="ce36" office:value-type="string">
            <text:p>:VIDEO / @自室 / 記録 / jap.flute / 演奏、play / R=1 / record,for=mouth-shape:dai-kan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VIDEO / @自室 / 記録 / jap.flute / 演奏、play / R=1 / record,for=mouth-shape:dai-kan,other=~,memo~">
            <text:p>:VIDEO / @自室 / 記録 / jap.flute / 演奏、play / R=1 / record,for=mouth-shape:dai-kan,other=~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18_20-56-17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18_23-46-06_000.jpg</text:p>
          </table:table-cell>
          <table:table-cell table:style-name="ce36" office:value-type="string">
            <text:p>:m RES 1*1 / free# JVEMV6 68#_287:3 / 68. theoretical-physics(tp) / topics=統計力学,w=~,doc=r-7-A7~2.1#2-5,s=~,i=~,other=calc+;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1*1 / free# JVEMV6 68#_287:3 / 68. theoretical-physics(tp) / topics=統計力学,w=~,doc=r-7-A7~2.1#2-5,s=~,i=~,other=calc+;calc+">
            <text:p>:m RES 1*1 / free# JVEMV6 68#_287:3 / 68. theoretical-physics(tp) / topics=統計力学,w=~,doc=r-7-A7~2.1#2-5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19_01-07-30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19_07-21-46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19_07-51-04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19_11-46-2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19_16-47-07_000.jpg</text:p>
          </table:table-cell>
          <table:table-cell table:style-name="ce36" office:value-type="string">
            <text:p>:m RES 1*6 / free# JVEMV6 68#_288:1 / 68. theoretical-physics(tp) / topics=統計力学,w=~,doc=r-7-A7~2.1#2-6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RES 1*6 / free# JVEMV6 68#_288:1 / 68. theoretical-physics(tp) / topics=統計力学,w=~,doc=r-7-A7~2.1#2-6,s=~,i=~,other=calc+">
            <text:p>:m RES 1*6 / free# JVEMV6 68#_288:1 / 68. theoretical-physics(tp) / topics=統計力学,w=~,doc=r-7-A7~2.1#2-6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19_16-47-25_000.jpg</text:p>
          </table:table-cell>
          <table:table-cell table:style-name="ce36" office:value-type="string">
            <text:p>:m RES 2*6 / free# JVEMV6 68#_288:1 / 68. theoretical-physics(tp) / topics=統計力学,w=~,doc=r-7-A7~2.1#2-6,s=~,i=~,other=calc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2*6 / free# JVEMV6 68#_288:1 / 68. theoretical-physics(tp) / topics=統計力学,w=~,doc=r-7-A7~2.1#2-6,s=~,i=~,other=calc+;calc+">
            <text:p>:m RES 2*6 / free# JVEMV6 68#_288:1 / 68. theoretical-physics(tp) / topics=統計力学,w=~,doc=r-7-A7~2.1#2-6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19_16-47-42_000.jpg</text:p>
          </table:table-cell>
          <table:table-cell table:style-name="ce27" office:value-type="string">
            <text:p>:m RES 3*6 / free# JVEMV6 68#_288:1 / 68. theoretical-physics(tp) / topics=統計力学,w=~,doc=r-7-A7~2.1#2-6,s=~,i=~,other=calc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3*6 / free# JVEMV6 68#_288:1 / 68. theoretical-physics(tp) / topics=統計力学,w=~,doc=r-7-A7~2.1#2-6,s=~,i=~,other=calc+;">
            <text:p>:m RES 3*6 / free# JVEMV6 68#_288:1 / 68. theoretical-physics(tp) / topics=統計力学,w=~,doc=r-7-A7~2.1#2-6,s=~,i=~,other=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19_16-47-57_000.jpg</text:p>
          </table:table-cell>
          <table:table-cell table:style-name="ce27" office:value-type="string">
            <text:p>:m RES 4*6 / free# JVEMV6 68#_288:1 / 68. theoretical-physics(tp) / topics=統計力学,w=~,doc=r-7-A7~2.1#2-10,s=~,i=~,other=calc+;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4*6 / free# JVEMV6 68#_288:1 / 68. theoretical-physics(tp) / topics=統計力学,w=~,doc=r-7-A7~2.1#2-10,s=~,i=~,other=calc+;memo+">
            <text:p>:m RES 4*6 / free# JVEMV6 68#_288:1 / 68. theoretical-physics(tp) / topics=統計力学,w=~,doc=r-7-A7~2.1#2-10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19_16-48-26_000.jpg</text:p>
          </table:table-cell>
          <table:table-cell table:style-name="ce27" office:value-type="string">
            <text:p>:m RES 5*6 / free# JVEMV6 68#_288:1 / 68. theoretical-physics(tp) / topics=統計力学,w=~,doc=r-7-A7~2.1#2-10.4,s=~,i=~,other=calc+;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5*6 / free# JVEMV6 68#_288:1 / 68. theoretical-physics(tp) / topics=統計力学,w=~,doc=r-7-A7~2.1#2-10.4,s=~,i=~,other=calc+;memo+">
            <text:p>:m RES 5*6 / free# JVEMV6 68#_288:1 / 68. theoretical-physics(tp) / topics=統計力学,w=~,doc=r-7-A7~2.1#2-10.4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19_16-48-42_000.jpg</text:p>
          </table:table-cell>
          <table:table-cell table:style-name="ce27" office:value-type="string">
            <text:p>:m RES 6*6 / free# JVEMV6 68#_288:1 / 68. theoretical-physics(tp) / topics=統計力学,w=~,doc=r-7-A7~2.1#2-11.6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6*6 / free# JVEMV6 68#_288:1 / 68. theoretical-physics(tp) / topics=統計力学,w=~,doc=r-7-A7~2.1#2-11.6,s=~,i=~,other=~">
            <text:p>:m RES 6*6 / free# JVEMV6 68#_288:1 / 68. theoretical-physics(tp) / topics=統計力学,w=~,doc=r-7-A7~2.1#2-11.6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19_18-10-51_000.mp4</text:p>
          </table:table-cell>
          <table:table-cell table:style-name="ce36" office:value-type="string">
            <text:p>:VIDEO / @自室 / 記録 / jap.flute / 演奏、play / R=1 / record,for=mouth-shape:dai-kan,other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VIDEO / @自室 / 記録 / jap.flute / 演奏、play / R=1 / record,for=mouth-shape:dai-kan,other=~,memo~">
            <text:p>:VIDEO / @自室 / 記録 / jap.flute / 演奏、play / R=1 / record,for=mouth-shape:dai-kan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19_19-11-00_000.jpg</text:p>
          </table:table-cell>
          <table:table-cell table:style-name="ce27" office:value-type="string">
            <text:p>:m :篠笛,shinobue #*# / memo:song / song-id=nie-jeszcze / picture=~,content=~,notes=7-4-6-7-4`-4`-3`-7-6-4`-4`-,for=~,page=~,key=~,R=1,memo-id=~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:篠笛,shinobue #*# / memo:song / song-id=nie-jeszcze / picture=~,content=~,notes=7-4-6-7-4`-4`-3`-7-6-4`-4`-,for=~,page=~,key=~,R=1,memo-id=~,other=~ / N~">
            <text:p>:m :篠笛,shinobue #*# / memo:song / song-id=nie-jeszcze / picture=~,content=~,notes=7-4-6-7-4`-4`-3`-7-6-4`-4`-,for=~,page=~,key=~,R=1,memo-id=~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19_20-51-2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19_23-49-20_000.jpg</text:p>
          </table:table-cell>
          <table:table-cell table:style-name="ce36" office:value-type="string">
            <text:p>:m RES 1*1 / free# JVEMV6 68#_288:2 / 68. theoretical-physics(tp) / topics=統計力学,w=~,doc=r-7-A7~2.1#2-13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1 / free# JVEMV6 68#_288:2 / 68. theoretical-physics(tp) / topics=統計力学,w=~,doc=r-7-A7~2.1#2-13,s=~,i=~,other=calc+">
            <text:p>:m RES 1*1 / free# JVEMV6 68#_288:2 / 68. theoretical-physics(tp) / topics=統計力学,w=~,doc=r-7-A7~2.1#2-13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20_01-29-40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20_07-48-5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20_08-59-54_000.jpg</text:p>
          </table:table-cell>
          <table:table-cell table:style-name="ce27" office:value-type="string">
            <text:p>:m RES 1*1 / free# JVEMV6 68#_288（追加メモ） / 68. theoretical-physics(tp) / w=~,topics=ΔE。Δp,other=~,s=~,i=~,doc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1*1 / free# JVEMV6 68#_288（追加メモ） / 68. theoretical-physics(tp) / w=~,topics=ΔE。Δp,other=~,s=~,i=~,doc=~">
            <text:p>:m RES 1*1 / free# JVEMV6 68#_288（追加メモ） / 68. theoretical-physics(tp) / w=~,topics=ΔE。Δp,other=~,s=~,i=~,doc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20_09-11-22_000.jpg</text:p>
          </table:table-cell>
          <table:table-cell table:style-name="ce27" office:value-type="string">
            <text:p>:m 東和 PHOTO / 220617f / 赤羽駅 / ヌーベル赤羽台 / ２名（設備。カノウさん、北千住営業所） / 池田煖房工業（長谷工コーポレーション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617f / 赤羽駅 / ヌーベル赤羽台 / ２名（設備。カノウさん、北千住営業所） / 池田煖房工業（長谷工コーポレーション） / 日誌">
            <text:p>:m 東和 PHOTO / 220617f / 赤羽駅 / ヌーベル赤羽台 / ２名（設備。カノウさん、北千住営業所） / 池田煖房工業（長谷工コーポレーション） / 日誌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20_11-40-00_000.jpg</text:p>
          </table:table-cell>
          <table:table-cell table:style-name="ce27" office:value-type="string">
            <text:p>:m RES 1*3 / free# JVEMV6 68#_289:1 / 68. theoretical-physics(tp) / topics=統計力学,w=~,doc=r-7-A7~2.1#2-14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RES 1*3 / free# JVEMV6 68#_289:1 / 68. theoretical-physics(tp) / topics=統計力学,w=~,doc=r-7-A7~2.1#2-14,s=~,i=~,other=calc+">
            <text:p>:m RES 1*3 / free# JVEMV6 68#_289:1 / 68. theoretical-physics(tp) / topics=統計力学,w=~,doc=r-7-A7~2.1#2-14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20_11-40-20_000.jpg</text:p>
          </table:table-cell>
          <table:table-cell table:style-name="ce36" office:value-type="string">
            <text:p>:m RES 2*3 / free# JVEMV6 68#_289:1 / 68. theoretical-physics(tp) / topics=統計力学,w=~,doc=r-7-A7~2.1#2-14.2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2*3 / free# JVEMV6 68#_289:1 / 68. theoretical-physics(tp) / topics=統計力学,w=~,doc=r-7-A7~2.1#2-14.2,s=~,i=~,other=calc+">
            <text:p>:m RES 2*3 / free# JVEMV6 68#_289:1 / 68. theoretical-physics(tp) / topics=統計力学,w=~,doc=r-7-A7~2.1#2-14.2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20_11-40-34_000.jpg</text:p>
          </table:table-cell>
          <table:table-cell table:style-name="ce27" office:value-type="string">
            <text:p>:m RES 3*3 / free# JVEMV6 68#_289:1 / 68. theoretical-physics(tp) / topics=統計力学,w=~,doc=r-7-A7~2.1#2-14.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3*3 / free# JVEMV6 68#_289:1 / 68. theoretical-physics(tp) / topics=統計力学,w=~,doc=r-7-A7~2.1#2-14.2,s=~,i=~,other=~">
            <text:p>:m RES 3*3 / free# JVEMV6 68#_289:1 / 68. theoretical-physics(tp) / topics=統計力学,w=~,doc=r-7-A7~2.1#2-14.2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20_12-26-5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20_14-40-02_000.jpg</text:p>
          </table:table-cell>
          <table:table-cell table:style-name="ce36" office:value-type="string">
            <text:p>:m 1*1 / memo:other(m:other) / topic=お父さんの入院、ホームでの行動：お兄さんからのメール, about=後続事項：お母さんに伝えること,content=~,other=~,file-id=2022-06-20_14-40-02_000.jpg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1*1 / memo:other(m:other) / topic=お父さんの入院、ホームでの行動：お兄さんからのメール, about=後続事項：お母さんに伝えること,content=~,other=~,file-id=2022-06-20_14-40-02_000.jpg">
            <text:p>:m 1*1 / memo:other(m:other) / topic=お父さんの入院、ホームでの行動：お兄さんからのメール, about=後続事項：お母さんに伝えること,content=~,other=~,file-id=2022-06-20_14-40-02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20_17-25-21_000.jpg</text:p>
          </table:table-cell>
          <table:table-cell table:style-name="ce27" office:value-type="string">
            <text:p>:m RES 1*3 / free# JVEMV6 68#_289:2 / 68. theoretical-physics(tp) / topics=統計力学,w=~,doc=r-7-A7~2.1#2-15.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1*3 / free# JVEMV6 68#_289:2 / 68. theoretical-physics(tp) / topics=統計力学,w=~,doc=r-7-A7~2.1#2-15.3,s=~,i=~,other=~">
            <text:p>:m RES 1*3 / free# JVEMV6 68#_289:2 / 68. theoretical-physics(tp) / topics=統計力学,w=~,doc=r-7-A7~2.1#2-15.3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20_17-25-48_000.jpg</text:p>
          </table:table-cell>
          <table:table-cell table:style-name="ce27" office:value-type="string">
            <text:p>:m RES 2*3 / free# JVEMV6 68#_289:2 / 68. theoretical-physics(tp) / topics=統計力学,w=~,doc=r-7-A7~2.1#2-16.9.1,s=~,i=~,other=calc+;memo+;memo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2*3 / free# JVEMV6 68#_289:2 / 68. theoretical-physics(tp) / topics=統計力学,w=~,doc=r-7-A7~2.1#2-16.9.1,s=~,i=~,other=calc+;memo+;memo+;">
            <text:p>:m RES 2*3 / free# JVEMV6 68#_289:2 / 68. theoretical-physics(tp) / topics=統計力学,w=~,doc=r-7-A7~2.1#2-16.9.1,s=~,i=~,other=calc+;memo+;memo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20_17-26-10_000.jpg</text:p>
          </table:table-cell>
          <table:table-cell table:style-name="ce27" office:value-type="string">
            <text:p>:m RES 3*3 / free# JVEMV6 68#_289:2 / 68. theoretical-physics(tp) / topics=統計力学,w=~,doc=r-7-A7~2.1#2-16.10,s=~,i=~,other=calc+;calc+;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3*3 / free# JVEMV6 68#_289:2 / 68. theoretical-physics(tp) / topics=統計力学,w=~,doc=r-7-A7~2.1#2-16.10,s=~,i=~,other=calc+;calc+;">
            <text:p>:m RES 3*3 / free# JVEMV6 68#_289:2 / 68. theoretical-physics(tp) / topics=統計力学,w=~,doc=r-7-A7~2.1#2-16.10,s=~,i=~,other=calc+;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20_18-55-51_000.mp4</text:p>
          </table:table-cell>
          <table:table-cell table:style-name="ce36" office:value-type="string">
            <text:p>:VIDEO / @自室 / 記録 / jap.flute-bamboo / 演奏、play / R=1 / genr=todays-melody,for=~,Re~,other=~,file-id=~,memo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VIDEO / @自室 / 記録 / jap.flute-bamboo / 演奏、play / R=1 / genr=todays-melody,for=~,Re~,other=~,file-id=~,memo~">
            <text:p>:VIDEO / @自室 / 記録 / jap.flute-bamboo / 演奏、play / R=1 / genr=todays-melody,for=~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20_18-57-48_000.mp4</text:p>
          </table:table-cell>
          <table:table-cell table:style-name="ce36" office:value-type="string">
            <text:p>:VIDEO / @自室 / 記録 / jap.flute-bamboo / 演奏、play / R=2 / genr=todays-melody,for=~,Re~,other=~,file-id=~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VIDEO / @自室 / 記録 / jap.flute-bamboo / 演奏、play / R=2 / genr=todays-melody,for=~,Re~,other=~,file-id=~,memo~">
            <text:p>:VIDEO / @自室 / 記録 / jap.flute-bamboo / 演奏、play / R=2 / genr=todays-melody,for=~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20_21-04-4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21_01-04-06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21_07-53-46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21_13-55-24_000.jpg</text:p>
          </table:table-cell>
          <table:table-cell table:style-name="ce36" office:value-type="string">
            <text:p>:m 1*1 / memo:other(m:other) / topic=お父さんの入院、ホームでの行動：お兄さんからのメール, about=後続事項：お母さんに伝えること,content=~,other=~,file-id=2022-06-21_13-55-24_000.jpg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1*1 / memo:other(m:other) / topic=お父さんの入院、ホームでの行動：お兄さんからのメール, about=後続事項：お母さんに伝えること,content=~,other=~,file-id=2022-06-21_13-55-24_000.jpg">
            <text:p>:m 1*1 / memo:other(m:other) / topic=お父さんの入院、ホームでの行動：お兄さんからのメール, about=後続事項：お母さんに伝えること,content=~,other=~,file-id=2022-06-21_13-55-24_000.jpg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21_15-11-07_000.jpg</text:p>
          </table:table-cell>
          <table:table-cell table:style-name="ce27" office:value-type="string">
            <text:p>:m RES 1*2 / free# JVEMV6 68#_290:1 / 68. theoretical-physics(tp) / topics=統計力学,w=~,doc=r-7-A7~2.1#2-16.11,s=~,i=~,other=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RES 1*2 / free# JVEMV6 68#_290:1 / 68. theoretical-physics(tp) / topics=統計力学,w=~,doc=r-7-A7~2.1#2-16.11,s=~,i=~,other=calc+;memo+">
            <text:p>:m RES 1*2 / free# JVEMV6 68#_290:1 / 68. theoretical-physics(tp) / topics=統計力学,w=~,doc=r-7-A7~2.1#2-16.11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21_15-11-22_000.jpg</text:p>
          </table:table-cell>
          <table:table-cell table:style-name="ce27" office:value-type="string">
            <text:p>:m RES 2*2 / free# JVEMV6 68#_290:1 / 68. theoretical-physics(tp) / topics=統計力学,w=~,doc=r-7-A7~2.1#2-16.11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RES 2*2 / free# JVEMV6 68#_290:1 / 68. theoretical-physics(tp) / topics=統計力学,w=~,doc=r-7-A7~2.1#2-16.11,s=~,i=~,other=memo+">
            <text:p>:m RES 2*2 / free# JVEMV6 68#_290:1 / 68. theoretical-physics(tp) / topics=統計力学,w=~,doc=r-7-A7~2.1#2-16.11,s=~,i=~,other=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6-21_15-12-18_000.jpg</text:p>
          </table:table-cell>
          <table:table-cell table:style-name="ce27" office:value-type="string">
            <text:p>:m other / お母さんから　お金もらう / amount=３万円 / topic=月々の小遣い / total-amount=２回分：1.5x2=３万円,for=2021-09~10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other / お母さんから　お金もらう / amount=３万円 / topic=月々の小遣い / total-amount=２回分：1.5x2=３万円,for=2021-09~10">
            <text:p>:m other / お母さんから　お金もらう / amount=３万円 / topic=月々の小遣い / total-amount=２回分：1.5x2=３万円,for=2021-09~1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6-21_18-53-46_000.mp4</text:p>
          </table:table-cell>
          <table:table-cell table:style-name="ce27" office:value-type="string">
            <text:p>:VIDEO / @自室 / 記録 / jap.flute / 演奏、play / R=1 / record,for=~,other=~,memo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VIDEO / @自室 / 記録 / jap.flute / 演奏、play / R=1 / record,for=~,other=~,memo~">
            <text:p>:VIDEO / @自室 / 記録 / jap.flute / 演奏、play / R=1 / record,for=~,other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6-21_19-03-58_000.mp4</text:p>
          </table:table-cell>
          <table:table-cell table:style-name="ce36" office:value-type="string">
            <text:p>:VIDEO / @自室 / 記録 / jap.flute-bamboo / 演奏、play / R=1 / genr=todays-melody,for=~,Re~,other=~,file-id=~,memo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VIDEO / @自室 / 記録 / jap.flute-bamboo / 演奏、play / R=1 / genr=todays-melody,for=~,Re~,other=~,file-id=~,memo~">
            <text:p>:VIDEO / @自室 / 記録 / jap.flute-bamboo / 演奏、play / R=1 / genr=todays-melody,for=~,Re~,other=~,file-id=~,memo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15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15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93])" office:value-type="float" office:value="42">
            <text:p>4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2022/06/22</text:date>, <text:time>11:5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6-22T11:53:05.92</dc:date>
    <dc:creator>iwabuchi ken</dc:creator>
    <meta:editing-duration>P47DT16H3M35S</meta:editing-duration>
    <meta:editing-cycles>15404</meta:editing-cycles>
    <meta:document-statistic meta:table-count="2" meta:cell-count="565" meta:object-count="0"/>
    <meta:user-defined meta:name="qrichtext">1</meta:user-defined>
  </office:meta>
</office:document-meta>
</file>